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8d9" officeooo:paragraph-rsid="001a5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on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3:44:35.608102227</meta:creation-date>
    <dc:date>2024-08-03T13:44:56.980482180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3.7.2$Linux_X86_64 LibreOffice_project/30$Build-2</meta:generator>
  </office:meta>
</office:document-meta>
</file>